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28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0" table:maximum-difference="0.01"/>
      </table:calculation-settings>
      <table:table table:name="Rectangulo" table:style-name="ta1">
        <table:shapes>
          <draw:frame draw:z-index="0" draw:style-name="gr1" draw:text-style-name="P1" svg:width="549.1pt" svg:height="352.01pt" svg:x="142.78pt" svg:y="7.88pt">
            <draw:object draw:notify-on-update-of-ranges="Rectangulo.B4:Rectangulo.B82 Rectangulo.A4:Rectangulo.A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b (m) = 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s/>Q (m3/s) = 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y (m) </text:p>
          </table:table-cell>
          <table:table-cell table:style-name="ce2" office:value-type="string" calcext:value-type="string">
            <text:p>E (m)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table:formula="of:=[.A4]+([.$B$2]/[.A4]/[.$B$1])^2*(1/19.6)" office:value-type="float" office:value="3.64308390022676" calcext:value-type="float">
            <text:p>3.64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A5]+([.$B$2]/[.A5]/[.$B$1])^2*(1/19.6)" office:value-type="float" office:value="1.72470395565634" calcext:value-type="float">
            <text:p>1.7247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table:formula="of:=[.A6]+([.$B$2]/[.A6]/[.$B$1])^2*(1/19.6)" office:value-type="float" office:value="1.08577097505669" calcext:value-type="float">
            <text:p>1.085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A7]+([.$B$2]/[.A7]/[.$B$1])^2*(1/19.6)" office:value-type="float" office:value="0.816893424036281" calcext:value-type="float">
            <text:p>0.8169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table:formula="of:=[.A8]+([.$B$2]/[.A8]/[.$B$1])^2*(1/19.6)" office:value-type="float" office:value="0.693675988914084" calcext:value-type="float">
            <text:p>0.693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9]+([.$B$2]/[.A9]/[.$B$1])^2*(1/19.6)" office:value-type="float" office:value="0.639231338794021" calcext:value-type="float">
            <text:p>0.6392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table:formula="of:=[.A10]+([.$B$2]/[.A10]/[.$B$1])^2*(1/19.6)" office:value-type="float" office:value="0.621442743764172" calcext:value-type="float">
            <text:p>0.621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11]+([.$B$2]/[.A11]/[.$B$1])^2*(1/19.6)" office:value-type="float" office:value="0.624967106184037" calcext:value-type="float">
            <text:p>0.625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table:formula="of:=[.A12]+([.$B$2]/[.A12]/[.$B$1])^2*(1/19.6)" office:value-type="float" office:value="0.64172335600907" calcext:value-type="float">
            <text:p>0.641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13]+([.$B$2]/[.A13]/[.$B$1])^2*(1/19.6)" office:value-type="float" office:value="0.667126740503364" calcext:value-type="float">
            <text:p>0.6671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table:formula="of:=[.A14]+([.$B$2]/[.A14]/[.$B$1])^2*(1/19.6)" office:value-type="float" office:value="0.698418997228521" calcext:value-type="float">
            <text:p>0.698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A15]+([.$B$2]/[.A15]/[.$B$1])^2*(1/19.6)" office:value-type="float" office:value="0.733859973969864" calcext:value-type="float">
            <text:p>0.7339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[.A16]+([.$B$2]/[.A16]/[.$B$1])^2*(1/19.6)" office:value-type="float" office:value="0.772307834698505" calcext:value-type="float">
            <text:p>0.772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17]+([.$B$2]/[.A17]/[.$B$1])^2*(1/19.6)" office:value-type="float" office:value="0.812988158226253" calcext:value-type="float">
            <text:p>0.8130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formula="of:=[.A18]+([.$B$2]/[.A18]/[.$B$1])^2*(1/19.6)" office:value-type="float" office:value="0.855360685941043" calcext:value-type="float">
            <text:p>0.85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A19]+([.$B$2]/[.A19]/[.$B$1])^2*(1/19.6)" office:value-type="float" office:value="0.89903922353255" calcext:value-type="float">
            <text:p>0.8990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table:formula="of:=[.A20]+([.$B$2]/[.A20]/[.$B$1])^2*(1/19.6)" office:value-type="float" office:value="0.943741776546009" calcext:value-type="float">
            <text:p>0.943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A21]+([.$B$2]/[.A21]/[.$B$1])^2*(1/19.6)" office:value-type="float" office:value="0.989258547370934" calcext:value-type="float">
            <text:p>0.9893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formula="of:=[.A22]+([.$B$2]/[.A22]/[.$B$1])^2*(1/19.6)" office:value-type="float" office:value="1.03543083900227" calcext:value-type="float">
            <text:p>1.035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[.A23]+([.$B$2]/[.A23]/[.$B$1])^2*(1/19.6)" office:value-type="float" office:value="1.08213681542156" calcext:value-type="float">
            <text:p>1.0821</text:p>
          </table:table-cell>
        </table:table-row>
        <table:table-row table:style-name="ro1">
          <table:table-cell office:value-type="float" office:value="1.1" calcext:value-type="float">
            <text:p>1.10</text:p>
          </table:table-cell>
          <table:table-cell table:formula="of:=[.A24]+([.$B$2]/[.A24]/[.$B$1])^2*(1/19.6)" office:value-type="float" office:value="1.12928168512584" calcext:value-type="float">
            <text:p>1.129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A25]+([.$B$2]/[.A25]/[.$B$1])^2*(1/19.6)" office:value-type="float" office:value="1.17679080453858" calcext:value-type="float">
            <text:p>1.1768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table:formula="of:=[.A26]+([.$B$2]/[.A26]/[.$B$1])^2*(1/19.6)" office:value-type="float" office:value="1.22460474930713" calcext:value-type="float">
            <text:p>1.224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A27]+([.$B$2]/[.A27]/[.$B$1])^2*(1/19.6)" office:value-type="float" office:value="1.27267573696145" calcext:value-type="float">
            <text:p>1.2727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table:formula="of:=[.A28]+([.$B$2]/[.A28]/[.$B$1])^2*(1/19.6)" office:value-type="float" office:value="1.32096499349247" calcext:value-type="float">
            <text:p>1.321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[.A29]+([.$B$2]/[.A29]/[.$B$1])^2*(1/19.6)" office:value-type="float" office:value="1.369440789576" calcext:value-type="float">
            <text:p>1.3694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table:formula="of:=[.A30]+([.$B$2]/[.A30]/[.$B$1])^2*(1/19.6)" office:value-type="float" office:value="1.41807695867463" calcext:value-type="float">
            <text:p>1.418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[.A31]+([.$B$2]/[.A31]/[.$B$1])^2*(1/19.6)" office:value-type="float" office:value="1.46685176646957" calcext:value-type="float">
            <text:p>1.4669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table:formula="of:=[.A32]+([.$B$2]/[.A32]/[.$B$1])^2*(1/19.6)" office:value-type="float" office:value="1.51574703955656" calcext:value-type="float">
            <text:p>1.515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A33]+([.$B$2]/[.A33]/[.$B$1])^2*(1/19.6)" office:value-type="float" office:value="1.56474748761801" calcext:value-type="float">
            <text:p>1.5647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table:formula="of:=[.A34]+([.$B$2]/[.A34]/[.$B$1])^2*(1/19.6)" office:value-type="float" office:value="1.61384017148526" calcext:value-type="float">
            <text:p>1.613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[.A35]+([.$B$2]/[.A35]/[.$B$1])^2*(1/19.6)" office:value-type="float" office:value="1.66301408227815" calcext:value-type="float">
            <text:p>1.6630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table:formula="of:=[.A36]+([.$B$2]/[.A36]/[.$B$1])^2*(1/19.6)" office:value-type="float" office:value="1.71225980588314" calcext:value-type="float">
            <text:p>1.712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A37]+([.$B$2]/[.A37]/[.$B$1])^2*(1/19.6)" office:value-type="float" office:value="1.76156925355176" calcext:value-type="float">
            <text:p>1.7616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table:formula="of:=[.A38]+([.$B$2]/[.A38]/[.$B$1])^2*(1/19.6)" office:value-type="float" office:value="1.8109354441365" calcext:value-type="float">
            <text:p>1.810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[.A39]+([.$B$2]/[.A39]/[.$B$1])^2*(1/19.6)" office:value-type="float" office:value="1.86035232695464" calcext:value-type="float">
            <text:p>1.8604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table:formula="of:=[.A40]+([.$B$2]/[.A40]/[.$B$1])^2*(1/19.6)" office:value-type="float" office:value="1.90981463684273" calcext:value-type="float">
            <text:p>1.909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[.A41]+([.$B$2]/[.A41]/[.$B$1])^2*(1/19.6)" office:value-type="float" office:value="1.95931777488554" calcext:value-type="float">
            <text:p>1.9593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table:formula="of:=[.A42]+([.$B$2]/[.A42]/[.$B$1])^2*(1/19.6)" office:value-type="float" office:value="2.00885770975057" calcext:value-type="float">
            <text:p>2.008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table:formula="of:=[.A43]+([.$B$2]/[.A43]/[.$B$1])^2*(1/19.6)" office:value-type="float" office:value="2.05843089565789" calcext:value-type="float">
            <text:p>2.0584</text:p>
          </table:table-cell>
        </table:table-row>
        <table:table-row table:style-name="ro1">
          <table:table-cell office:value-type="float" office:value="2.1" calcext:value-type="float">
            <text:p>2.10</text:p>
          </table:table-cell>
          <table:table-cell table:formula="of:=[.A44]+([.$B$2]/[.A44]/[.$B$1])^2*(1/19.6)" office:value-type="float" office:value="2.10803420385539" calcext:value-type="float">
            <text:p>2.1080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table:formula="of:=[.A45]+([.$B$2]/[.A45]/[.$B$1])^2*(1/19.6)" office:value-type="float" office:value="2.15766486511677" calcext:value-type="float">
            <text:p>2.1577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table:formula="of:=[.A46]+([.$B$2]/[.A46]/[.$B$1])^2*(1/19.6)" office:value-type="float" office:value="2.20732042128146" calcext:value-type="float">
            <text:p>2.207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.A47]+([.$B$2]/[.A47]/[.$B$1])^2*(1/19.6)" office:value-type="float" office:value="2.25699868424736" calcext:value-type="float">
            <text:p>2.2570</text:p>
          </table:table-cell>
        </table:table-row>
        <table:table-row table:style-name="ro1">
          <table:table-cell office:value-type="float" office:value="2.3" calcext:value-type="float">
            <text:p>2.30</text:p>
          </table:table-cell>
          <table:table-cell table:formula="of:=[.A48]+([.$B$2]/[.A48]/[.$B$1])^2*(1/19.6)" office:value-type="float" office:value="2.30669770113464" calcext:value-type="float">
            <text:p>2.306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table:formula="of:=[.A49]+([.$B$2]/[.A49]/[.$B$1])^2*(1/19.6)" office:value-type="float" office:value="2.35641572458167" calcext:value-type="float">
            <text:p>2.3564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table:formula="of:=[.A50]+([.$B$2]/[.A50]/[.$B$1])^2*(1/19.6)" office:value-type="float" office:value="2.40615118732678" calcext:value-type="float">
            <text:p>2.406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table:formula="of:=[.A51]+([.$B$2]/[.A51]/[.$B$1])^2*(1/19.6)" office:value-type="float" office:value="2.45590268038355" calcext:value-type="float">
            <text:p>2.4559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table:formula="of:=[.A52]+([.$B$2]/[.A52]/[.$B$1])^2*(1/19.6)" office:value-type="float" office:value="2.50566893424036" calcext:value-type="float">
            <text:p>2.505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table:formula="of:=[.A53]+([.$B$2]/[.A53]/[.$B$1])^2*(1/19.6)" office:value-type="float" office:value="2.55544880261473" calcext:value-type="float">
            <text:p>2.5554</text:p>
          </table:table-cell>
        </table:table-row>
        <table:table-row table:style-name="ro1">
          <table:table-cell office:value-type="float" office:value="2.6" calcext:value-type="float">
            <text:p>2.60</text:p>
          </table:table-cell>
          <table:table-cell table:formula="of:=[.A54]+([.$B$2]/[.A54]/[.$B$1])^2*(1/19.6)" office:value-type="float" office:value="2.60524124837312" calcext:value-type="float">
            <text:p>2.6052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table:formula="of:=[.A55]+([.$B$2]/[.A55]/[.$B$1])^2*(1/19.6)" office:value-type="float" office:value="2.6550453312926" calcext:value-type="float">
            <text:p>2.6550</text:p>
          </table:table-cell>
        </table:table-row>
        <table:table-row table:style-name="ro1">
          <table:table-cell office:value-type="float" office:value="2.7" calcext:value-type="float">
            <text:p>2.70</text:p>
          </table:table-cell>
          <table:table-cell table:formula="of:=[.A56]+([.$B$2]/[.A56]/[.$B$1])^2*(1/19.6)" office:value-type="float" office:value="2.704860197394" calcext:value-type="float">
            <text:p>2.704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.A57]+([.$B$2]/[.A57]/[.$B$1])^2*(1/19.6)" office:value-type="float" office:value="2.75468506962013" calcext:value-type="float">
            <text:p>2.7547</text:p>
          </table:table-cell>
        </table:table-row>
        <table:table-row table:style-name="ro1">
          <table:table-cell office:value-type="float" office:value="2.8" calcext:value-type="float">
            <text:p>2.80</text:p>
          </table:table-cell>
          <table:table-cell table:formula="of:=[.A58]+([.$B$2]/[.A58]/[.$B$1])^2*(1/19.6)" office:value-type="float" office:value="2.80451923966866" calcext:value-type="float">
            <text:p>2.804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table:formula="of:=[.A59]+([.$B$2]/[.A59]/[.$B$1])^2*(1/19.6)" office:value-type="float" office:value="2.85436206081899" calcext:value-type="float">
            <text:p>2.8544</text:p>
          </table:table-cell>
        </table:table-row>
        <table:table-row table:style-name="ro1">
          <table:table-cell office:value-type="float" office:value="2.9" calcext:value-type="float">
            <text:p>2.90</text:p>
          </table:table-cell>
          <table:table-cell table:formula="of:=[.A60]+([.$B$2]/[.A60]/[.$B$1])^2*(1/19.6)" office:value-type="float" office:value="2.90421294161739" calcext:value-type="float">
            <text:p>2.904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table:formula="of:=[.A61]+([.$B$2]/[.A61]/[.$B$1])^2*(1/19.6)" office:value-type="float" office:value="2.95407134030477" calcext:value-type="float">
            <text:p>2.9541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table:formula="of:=[.A62]+([.$B$2]/[.A62]/[.$B$1])^2*(1/19.6)" office:value-type="float" office:value="3.00393675988914" calcext:value-type="float">
            <text:p>3.0039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table:formula="of:=[.A63]+([.$B$2]/[.A63]/[.$B$1])^2*(1/19.6)" office:value-type="float" office:value="3.0538087437788" calcext:value-type="float">
            <text:p>3.0538</text:p>
          </table:table-cell>
        </table:table-row>
        <table:table-row table:style-name="ro1">
          <table:table-cell office:value-type="float" office:value="3.1" calcext:value-type="float">
            <text:p>3.10</text:p>
          </table:table-cell>
          <table:table-cell table:formula="of:=[.A64]+([.$B$2]/[.A64]/[.$B$1])^2*(1/19.6)" office:value-type="float" office:value="3.1036868719045" calcext:value-type="float">
            <text:p>3.103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table:formula="of:=[.A65]+([.$B$2]/[.A65]/[.$B$1])^2*(1/19.6)" office:value-type="float" office:value="3.15357075726906" calcext:value-type="float">
            <text:p>3.1536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table:formula="of:=[.A66]+([.$B$2]/[.A66]/[.$B$1])^2*(1/19.6)" office:value-type="float" office:value="3.20346004287132" calcext:value-type="float">
            <text:p>3.2035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[.A67]+([.$B$2]/[.A67]/[.$B$1])^2*(1/19.6)" office:value-type="float" office:value="3.2533543989588" calcext:value-type="float">
            <text:p>3.2534</text:p>
          </table:table-cell>
        </table:table-row>
        <table:table-row table:style-name="ro1">
          <table:table-cell office:value-type="float" office:value="3.3" calcext:value-type="float">
            <text:p>3.30</text:p>
          </table:table-cell>
          <table:table-cell table:formula="of:=[.A68]+([.$B$2]/[.A68]/[.$B$1])^2*(1/19.6)" office:value-type="float" office:value="3.30325352056954" calcext:value-type="float">
            <text:p>3.3033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table:formula="of:=[.A69]+([.$B$2]/[.A69]/[.$B$1])^2*(1/19.6)" office:value-type="float" office:value="3.35315712532878" calcext:value-type="float">
            <text:p>3.3532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table:formula="of:=[.A70]+([.$B$2]/[.A70]/[.$B$1])^2*(1/19.6)" office:value-type="float" office:value="3.40306495147078" calcext:value-type="float">
            <text:p>3.403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table:formula="of:=[.A71]+([.$B$2]/[.A71]/[.$B$1])^2*(1/19.6)" office:value-type="float" office:value="3.45297675605984" calcext:value-type="float">
            <text:p>3.4530</text:p>
          </table:table-cell>
        </table:table-row>
        <table:table-row table:style-name="ro1">
          <table:table-cell office:value-type="float" office:value="3.5" calcext:value-type="float">
            <text:p>3.50</text:p>
          </table:table-cell>
          <table:table-cell table:formula="of:=[.A72]+([.$B$2]/[.A72]/[.$B$1])^2*(1/19.6)" office:value-type="float" office:value="3.50289231338794" calcext:value-type="float">
            <text:p>3.5029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table:formula="of:=[.A73]+([.$B$2]/[.A73]/[.$B$1])^2*(1/19.6)" office:value-type="float" office:value="3.55281141352924" calcext:value-type="float">
            <text:p>3.5528</text:p>
          </table:table-cell>
        </table:table-row>
        <table:table-row table:style-name="ro1">
          <table:table-cell office:value-type="float" office:value="3.6" calcext:value-type="float">
            <text:p>3.60</text:p>
          </table:table-cell>
          <table:table-cell table:formula="of:=[.A74]+([.$B$2]/[.A74]/[.$B$1])^2*(1/19.6)" office:value-type="float" office:value="3.60273386103413" calcext:value-type="float">
            <text:p>3.6027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table:formula="of:=[.A75]+([.$B$2]/[.A75]/[.$B$1])^2*(1/19.6)" office:value-type="float" office:value="3.65265947374759" calcext:value-type="float">
            <text:p>3.6527</text:p>
          </table:table-cell>
        </table:table-row>
        <table:table-row table:style-name="ro1">
          <table:table-cell office:value-type="float" office:value="3.7" calcext:value-type="float">
            <text:p>3.70</text:p>
          </table:table-cell>
          <table:table-cell table:formula="of:=[.A76]+([.$B$2]/[.A76]/[.$B$1])^2*(1/19.6)" office:value-type="float" office:value="3.70258808173866" calcext:value-type="float">
            <text:p>3.7026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[.A77]+([.$B$2]/[.A77]/[.$B$1])^2*(1/19.6)" office:value-type="float" office:value="3.75251952632905" calcext:value-type="float">
            <text:p>3.7525</text:p>
          </table:table-cell>
        </table:table-row>
        <table:table-row table:style-name="ro1">
          <table:table-cell office:value-type="float" office:value="3.8" calcext:value-type="float">
            <text:p>3.80</text:p>
          </table:table-cell>
          <table:table-cell table:formula="of:=[.A78]+([.$B$2]/[.A78]/[.$B$1])^2*(1/19.6)" office:value-type="float" office:value="3.80245365921068" calcext:value-type="float">
            <text:p>3.8025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table:formula="of:=[.A79]+([.$B$2]/[.A79]/[.$B$1])^2*(1/19.6)" office:value-type="float" office:value="3.85239034164293" calcext:value-type="float">
            <text:p>3.8524</text:p>
          </table:table-cell>
        </table:table-row>
        <table:table-row table:style-name="ro1">
          <table:table-cell office:value-type="float" office:value="3.9" calcext:value-type="float">
            <text:p>3.90</text:p>
          </table:table-cell>
          <table:table-cell table:formula="of:=[.A80]+([.$B$2]/[.A80]/[.$B$1])^2*(1/19.6)" office:value-type="float" office:value="3.90232944372139" calcext:value-type="float">
            <text:p>3.902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table:formula="of:=[.A81]+([.$B$2]/[.A81]/[.$B$1])^2*(1/19.6)" office:value-type="float" office:value="3.95227084371109" calcext:value-type="float">
            <text:p>3.9523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table:formula="of:=[.A82]+([.$B$2]/[.A82]/[.$B$1])^2*(1/19.6)" office:value-type="float" office:value="4.00221442743764" calcext:value-type="float">
            <text:p>4.0022</text:p>
          </table:table-cell>
        </table:table-row>
      </table:table>
      <table:table table:name="Triangulo" table:style-name="ta1">
        <table:shapes>
          <draw:frame draw:z-index="0" draw:style-name="gr1" draw:text-style-name="P1" svg:width="523.7pt" svg:height="320pt" svg:x="234.14pt" svg:y="24.09pt">
            <draw:object draw:notify-on-update-of-ranges="Triangulo.C4:Triangulo.C43 Triangulo.A4:Triangulo.A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ce3"/>
        <table:table-column table:style-name="co3" table:number-columns-repeated="2" table:default-cell-style-name="ce6"/>
        <table:table-row table:style-name="ro1">
          <table:table-cell table:style-name="ce1" office:value-type="string" calcext:value-type="string">
            <text:p>Q (m3/s) = 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 =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y (m)</text:p>
          </table:table-cell>
          <table:table-cell table:style-name="ce2" office:value-type="string" calcext:value-type="string">
            <text:p>A (m2)</text:p>
          </table:table-cell>
          <table:table-cell table:style-name="ce5" office:value-type="string" calcext:value-type="string">
            <text:p>E (m)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table:formula="of:=[.$B$2]*[.A4]^2" office:value-type="float" office:value="0.18" calcext:value-type="float">
            <text:p>0.180</text:p>
          </table:table-cell>
          <table:table-cell table:formula="of:=[.A4]+([.$B$1]/[.B4])^2*(1/9.81/2)" office:value-type="float" office:value="39.6274688211827" calcext:value-type="float">
            <text:p>39.6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$B$2]*[.A5]^2" office:value-type="float" office:value="0.245" calcext:value-type="float">
            <text:p>0.245</text:p>
          </table:table-cell>
          <table:table-cell table:formula="of:=[.A5]+([.$B$1]/[.B5])^2*(1/9.81/2)" office:value-type="float" office:value="21.5779881683685" calcext:value-type="float">
            <text:p>21.578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table:formula="of:=[.$B$2]*[.A6]^2" office:value-type="float" office:value="0.32" calcext:value-type="float">
            <text:p>0.320</text:p>
          </table:table-cell>
          <table:table-cell table:formula="of:=[.A6]+([.$B$1]/[.B6])^2*(1/9.81/2)" office:value-type="float" office:value="12.8434569317023" calcext:value-type="float">
            <text:p>12.84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$B$2]*[.A7]^2" office:value-type="float" office:value="0.405" calcext:value-type="float">
            <text:p>0.405</text:p>
          </table:table-cell>
          <table:table-cell table:formula="of:=[.A7]+([.$B$1]/[.B7])^2*(1/9.81/2)" office:value-type="float" office:value="8.21838890294967" calcext:value-type="float">
            <text:p>8.218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table:formula="of:=[.$B$2]*[.A8]^2" office:value-type="float" office:value="0.5" calcext:value-type="float">
            <text:p>0.500</text:p>
          </table:table-cell>
          <table:table-cell table:formula="of:=[.A8]+([.$B$1]/[.B8])^2*(1/9.81/2)" office:value-type="float" office:value="5.59683995922528" calcext:value-type="float">
            <text:p>5.59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$B$2]*[.A9]^2" office:value-type="float" office:value="0.605" calcext:value-type="float">
            <text:p>0.605</text:p>
          </table:table-cell>
          <table:table-cell table:formula="of:=[.A9]+([.$B$1]/[.B9])^2*(1/9.81/2)" office:value-type="float" office:value="4.03121027199322" calcext:value-type="float">
            <text:p>4.031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table:formula="of:=[.$B$2]*[.A10]^2" office:value-type="float" office:value="0.72" calcext:value-type="float">
            <text:p>0.720</text:p>
          </table:table-cell>
          <table:table-cell table:formula="of:=[.A10]+([.$B$1]/[.B10])^2*(1/9.81/2)" office:value-type="float" office:value="3.05796680132392" calcext:value-type="float">
            <text:p>3.0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$B$2]*[.A11]^2" office:value-type="float" office:value="0.845" calcext:value-type="float">
            <text:p>0.845</text:p>
          </table:table-cell>
          <table:table-cell table:formula="of:=[.A11]+([.$B$1]/[.B11])^2*(1/9.81/2)" office:value-type="float" office:value="2.43454534477969" calcext:value-type="float">
            <text:p>2.435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table:formula="of:=[.$B$2]*[.A12]^2" office:value-type="float" office:value="0.98" calcext:value-type="float">
            <text:p>0.980</text:p>
          </table:table-cell>
          <table:table-cell table:formula="of:=[.A12]+([.$B$1]/[.B12])^2*(1/9.81/2)" office:value-type="float" office:value="2.02674926052303" calcext:value-type="float">
            <text:p>2.02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$B$2]*[.A13]^2" office:value-type="float" office:value="1.125" calcext:value-type="float">
            <text:p>1.125</text:p>
          </table:table-cell>
          <table:table-cell table:formula="of:=[.A13]+([.$B$1]/[.B13])^2*(1/9.81/2)" office:value-type="float" office:value="1.75678320182228" calcext:value-type="float">
            <text:p>1.757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formula="of:=[.$B$2]*[.A14]^2" office:value-type="float" office:value="1.28" calcext:value-type="float">
            <text:p>1.280</text:p>
          </table:table-cell>
          <table:table-cell table:formula="of:=[.A14]+([.$B$1]/[.B14])^2*(1/9.81/2)" office:value-type="float" office:value="1.5777160582314" calcext:value-type="float">
            <text:p>1.57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B$2]*[.A15]^2" office:value-type="float" office:value="1.445" calcext:value-type="float">
            <text:p>1.445</text:p>
          </table:table-cell>
          <table:table-cell table:formula="of:=[.A15]+([.$B$1]/[.B15])^2*(1/9.81/2)" office:value-type="float" office:value="1.46024651994412" calcext:value-type="float">
            <text:p>1.460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table:formula="of:=[.$B$2]*[.A16]^2" office:value-type="float" office:value="1.62" calcext:value-type="float">
            <text:p>1.620</text:p>
          </table:table-cell>
          <table:table-cell table:formula="of:=[.A16]+([.$B$1]/[.B16])^2*(1/9.81/2)" office:value-type="float" office:value="1.38552430643435" calcext:value-type="float">
            <text:p>1.3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$B$2]*[.A17]^2" office:value-type="float" office:value="1.805" calcext:value-type="float">
            <text:p>1.805</text:p>
          </table:table-cell>
          <table:table-cell table:formula="of:=[.A17]+([.$B$1]/[.B17])^2*(1/9.81/2)" office:value-type="float" office:value="1.34109889881334" calcext:value-type="float">
            <text:p>1.341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formula="of:=[.$B$2]*[.A18]^2" office:value-type="float" office:value="2" calcext:value-type="float">
            <text:p>2.000</text:p>
          </table:table-cell>
          <table:table-cell table:formula="of:=[.A18]+([.$B$1]/[.B18])^2*(1/9.81/2)" office:value-type="float" office:value="1.31855249745158" calcext:value-type="float">
            <text:p>1.319</text:p>
          </table:table-cell>
        </table:table-row>
        <table:table-row table:style-name="ro1">
          <table:table-cell office:value-type="float" office:value="1.049" calcext:value-type="float">
            <text:p>1.05</text:p>
          </table:table-cell>
          <table:table-cell table:formula="of:=[.$B$2]*[.A19]^2" office:value-type="float" office:value="2.200802" calcext:value-type="float">
            <text:p>2.201</text:p>
          </table:table-cell>
          <table:table-cell table:formula="of:=[.A19]+([.$B$1]/[.B19])^2*(1/9.81/2)" office:value-type="float" office:value="1.31207468649626" calcext:value-type="float">
            <text:p>1.312</text:p>
          </table:table-cell>
        </table:table-row>
        <table:table-row table:style-name="ro1">
          <table:table-cell office:value-type="float" office:value="1.1" calcext:value-type="float">
            <text:p>1.10</text:p>
          </table:table-cell>
          <table:table-cell table:formula="of:=[.$B$2]*[.A20]^2" office:value-type="float" office:value="2.42" calcext:value-type="float">
            <text:p>2.420</text:p>
          </table:table-cell>
          <table:table-cell table:formula="of:=[.A20]+([.$B$1]/[.B20])^2*(1/9.81/2)" office:value-type="float" office:value="1.31757564199958" calcext:value-type="float">
            <text:p>1.31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[.$B$2]*[.A21]^2" office:value-type="float" office:value="2.645" calcext:value-type="float">
            <text:p>2.645</text:p>
          </table:table-cell>
          <table:table-cell table:formula="of:=[.A21]+([.$B$1]/[.B21])^2*(1/9.81/2)" office:value-type="float" office:value="1.33213342430971" calcext:value-type="float">
            <text:p>1.332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table:formula="of:=[.$B$2]*[.A22]^2" office:value-type="float" office:value="2.88" calcext:value-type="float">
            <text:p>2.880</text:p>
          </table:table-cell>
          <table:table-cell table:formula="of:=[.A22]+([.$B$1]/[.B22])^2*(1/9.81/2)" office:value-type="float" office:value="1.35362292508275" calcext:value-type="float">
            <text:p>1.35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$B$2]*[.A23]^2" office:value-type="float" office:value="3.125" calcext:value-type="float">
            <text:p>3.125</text:p>
          </table:table-cell>
          <table:table-cell table:formula="of:=[.A23]+([.$B$1]/[.B23])^2*(1/9.81/2)" office:value-type="float" office:value="1.38047910295617" calcext:value-type="float">
            <text:p>1.380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table:formula="of:=[.$B$2]*[.A24]^2" office:value-type="float" office:value="3.38" calcext:value-type="float">
            <text:p>3.380</text:p>
          </table:table-cell>
          <table:table-cell table:formula="of:=[.A24]+([.$B$1]/[.B24])^2*(1/9.81/2)" office:value-type="float" office:value="1.41153408404873" calcext:value-type="float">
            <text:p>1.41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[.$B$2]*[.A25]^2" office:value-type="float" office:value="3.645" calcext:value-type="float">
            <text:p>3.645</text:p>
          </table:table-cell>
          <table:table-cell table:formula="of:=[.A25]+([.$B$1]/[.B25])^2*(1/9.81/2)" office:value-type="float" office:value="1.44590603583888" calcext:value-type="float">
            <text:p>1.446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table:formula="of:=[.$B$2]*[.A26]^2" office:value-type="float" office:value="3.92" calcext:value-type="float">
            <text:p>3.920</text:p>
          </table:table-cell>
          <table:table-cell table:formula="of:=[.A26]+([.$B$1]/[.B26])^2*(1/9.81/2)" office:value-type="float" office:value="1.48292182878269" calcext:value-type="float">
            <text:p>1.48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[.$B$2]*[.A27]^2" office:value-type="float" office:value="4.205" calcext:value-type="float">
            <text:p>4.205</text:p>
          </table:table-cell>
          <table:table-cell table:formula="of:=[.A27]+([.$B$1]/[.B27])^2*(1/9.81/2)" office:value-type="float" office:value="1.52206244702212" calcext:value-type="float">
            <text:p>1.522</text:p>
          </table:table-cell>
        </table:table-row>
        <table:table-row table:style-name="ro1">
          <table:table-cell office:value-type="float" office:value="1.5" calcext:value-type="float">
            <text:p>1.50</text:p>
          </table:table-cell>
          <table:table-cell table:formula="of:=[.$B$2]*[.A28]^2" office:value-type="float" office:value="4.5" calcext:value-type="float">
            <text:p>4.500</text:p>
          </table:table-cell>
          <table:table-cell table:formula="of:=[.A28]+([.$B$1]/[.B28])^2*(1/9.81/2)" office:value-type="float" office:value="1.56292395011389" calcext:value-type="float">
            <text:p>1.56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[.$B$2]*[.A29]^2" office:value-type="float" office:value="4.805" calcext:value-type="float">
            <text:p>4.805</text:p>
          </table:table-cell>
          <table:table-cell table:formula="of:=[.A29]+([.$B$1]/[.B29])^2*(1/9.81/2)" office:value-type="float" office:value="1.60518921561313" calcext:value-type="float">
            <text:p>1.605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table:formula="of:=[.$B$2]*[.A30]^2" office:value-type="float" office:value="5.12" calcext:value-type="float">
            <text:p>5.120</text:p>
          </table:table-cell>
          <table:table-cell table:formula="of:=[.A30]+([.$B$1]/[.B30])^2*(1/9.81/2)" office:value-type="float" office:value="1.64860725363946" calcext:value-type="float">
            <text:p>1.64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[.$B$2]*[.A31]^2" office:value-type="float" office:value="5.445" calcext:value-type="float">
            <text:p>5.445</text:p>
          </table:table-cell>
          <table:table-cell table:formula="of:=[.A31]+([.$B$1]/[.B31])^2*(1/9.81/2)" office:value-type="float" office:value="1.69297790459251" calcext:value-type="float">
            <text:p>1.693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table:formula="of:=[.$B$2]*[.A32]^2" office:value-type="float" office:value="5.78" calcext:value-type="float">
            <text:p>5.780</text:p>
          </table:table-cell>
          <table:table-cell table:formula="of:=[.A32]+([.$B$1]/[.B32])^2*(1/9.81/2)" office:value-type="float" office:value="1.73814040749651" calcext:value-type="float">
            <text:p>1.73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$B$2]*[.A33]^2" office:value-type="float" office:value="6.125" calcext:value-type="float">
            <text:p>6.125</text:p>
          </table:table-cell>
          <table:table-cell table:formula="of:=[.A33]+([.$B$1]/[.B33])^2*(1/9.81/2)" office:value-type="float" office:value="1.78396478106939" calcext:value-type="float">
            <text:p>1.784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table:formula="of:=[.$B$2]*[.A34]^2" office:value-type="float" office:value="6.48" calcext:value-type="float">
            <text:p>6.480</text:p>
          </table:table-cell>
          <table:table-cell table:formula="of:=[.A34]+([.$B$1]/[.B34])^2*(1/9.81/2)" office:value-type="float" office:value="1.83034526915215" calcext:value-type="float">
            <text:p>1.83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[.$B$2]*[.A35]^2" office:value-type="float" office:value="6.845" calcext:value-type="float">
            <text:p>6.845</text:p>
          </table:table-cell>
          <table:table-cell table:formula="of:=[.A35]+([.$B$1]/[.B35])^2*(1/9.81/2)" office:value-type="float" office:value="1.87719531544635" calcext:value-type="float">
            <text:p>1.877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table:formula="of:=[.$B$2]*[.A36]^2" office:value-type="float" office:value="7.22" calcext:value-type="float">
            <text:p>7.220</text:p>
          </table:table-cell>
          <table:table-cell table:formula="of:=[.A36]+([.$B$1]/[.B36])^2*(1/9.81/2)" office:value-type="float" office:value="1.92444368117583" calcext:value-type="float">
            <text:p>1.92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[.$B$2]*[.A37]^2" office:value-type="float" office:value="7.605" calcext:value-type="float">
            <text:p>7.605</text:p>
          </table:table-cell>
          <table:table-cell table:formula="of:=[.A37]+([.$B$1]/[.B37])^2*(1/9.81/2)" office:value-type="float" office:value="1.97203142400963" calcext:value-type="float">
            <text:p>1.972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table:formula="of:=[.$B$2]*[.A38]^2" office:value-type="float" office:value="8" calcext:value-type="float">
            <text:p>8.000</text:p>
          </table:table-cell>
          <table:table-cell table:formula="of:=[.A38]+([.$B$1]/[.B38])^2*(1/9.81/2)" office:value-type="float" office:value="2.01990953109072" calcext:value-type="float">
            <text:p>2.020</text:p>
          </table:table-cell>
        </table:table-row>
        <table:table-row table:style-name="ro1">
          <table:table-cell table:style-name="Default" office:value-type="float" office:value="2.05" calcext:value-type="float">
            <text:p>2.05</text:p>
          </table:table-cell>
          <table:table-cell table:formula="of:=[.$B$2]*[.A39]^2" office:value-type="float" office:value="8.405" calcext:value-type="float">
            <text:p>8.405</text:p>
          </table:table-cell>
          <table:table-cell table:formula="of:=[.A39]+([.$B$1]/[.B39])^2*(1/9.81/2)" office:value-type="float" office:value="2.0680370525293" calcext:value-type="float">
            <text:p>2.068</text:p>
          </table:table-cell>
        </table:table-row>
        <table:table-row table:style-name="ro1">
          <table:table-cell office:value-type="float" office:value="2.1" calcext:value-type="float">
            <text:p>2.10</text:p>
          </table:table-cell>
          <table:table-cell table:formula="of:=[.$B$2]*[.A40]^2" office:value-type="float" office:value="8.82" calcext:value-type="float">
            <text:p>8.820</text:p>
          </table:table-cell>
          <table:table-cell table:formula="of:=[.A40]+([.$B$1]/[.B40])^2*(1/9.81/2)" office:value-type="float" office:value="2.11637962050028" calcext:value-type="float">
            <text:p>2.116</text:p>
          </table:table-cell>
        </table:table-row>
        <table:table-row table:style-name="ro1">
          <table:table-cell table:style-name="Default" office:value-type="float" office:value="2.15" calcext:value-type="float">
            <text:p>2.15</text:p>
          </table:table-cell>
          <table:table-cell table:formula="of:=[.$B$2]*[.A41]^2" office:value-type="float" office:value="9.245" calcext:value-type="float">
            <text:p>9.245</text:p>
          </table:table-cell>
          <table:table-cell table:formula="of:=[.A41]+([.$B$1]/[.B41])^2*(1/9.81/2)" office:value-type="float" office:value="2.16490826742833" calcext:value-type="float">
            <text:p>2.165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table:formula="of:=[.$B$2]*[.A42]^2" office:value-type="float" office:value="9.68" calcext:value-type="float">
            <text:p>9.680</text:p>
          </table:table-cell>
          <table:table-cell table:formula="of:=[.A42]+([.$B$1]/[.B42])^2*(1/9.81/2)" office:value-type="float" office:value="2.21359847762497" calcext:value-type="float">
            <text:p>2.214</text:p>
          </table:table-cell>
        </table:table-row>
        <table:table-row table:style-name="ro1">
          <table:table-cell table:style-name="Default" office:value-type="float" office:value="2.25" calcext:value-type="float">
            <text:p>2.25</text:p>
          </table:table-cell>
          <table:table-cell table:formula="of:=[.$B$2]*[.A43]^2" office:value-type="float" office:value="10.125" calcext:value-type="float">
            <text:p>10.125</text:p>
          </table:table-cell>
          <table:table-cell table:formula="of:=[.A43]+([.$B$1]/[.B43])^2*(1/9.81/2)" office:value-type="float" office:value="2.26242942224472" calcext:value-type="float">
            <text:p>2.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3:45:54.971015572</meta:creation-date>
    <dc:date>2020-11-04T14:13:25.883788935</dc:date>
    <meta:editing-duration>PT7M5S</meta:editing-duration>
    <meta:editing-cycles>1</meta:editing-cycles>
    <meta:document-statistic meta:table-count="2" meta:cell-count="291" meta:object-count="2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8">
      <style:chart-properties chart:display-label="true" chart:logarithmic="false" chart:maximum="4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372cm" svg:height="12.419cm" xlink:href=".." xlink:type="simple" chart:class="chart:scatter" chart:column-mapping="1 0" chart:style-name="ch1">
        <chart:legend chart:legend-position="end" svg:x="16.52cm" svg:y="5.91cm" style:legend-expansion="high" chart:style-name="ch2"/>
        <chart:plot-area chart:style-name="ch3" table:cell-range-address="Rectangulo.A4:Rectangulo.B82" svg:x="0.387cm" svg:y="0.248cm" svg:width="15.746cm" svg:height="11.923cm">
          <chartooo:coordinate-region svg:x="1.299cm" svg:y="0.447cm" svg:width="14.316cm" svg:height="11.0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ctangulo.A4:Rectangulo.A82" chart:class="chart:scatter">
            <chart:domain table:cell-range-address="Rectangulo.B4:Rectangulo.B82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308390022676">
                <text:p>3.64308390022676</text:p>
                <draw:g>
                  <svg:desc>Rectangulo.B4:Rectangulo.B82</svg:desc>
                </draw:g>
              </table:table-cell>
              <table:table-cell office:value-type="float" office:value="0.1">
                <text:p>0.1</text:p>
                <draw:g>
                  <svg:desc>Rectangulo.A4:Rectangulo.A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2470395565634">
                <text:p>1.724703955656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8577097505669">
                <text:p>1.0857709750566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6893424036281">
                <text:p>0.8168934240362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675988914084">
                <text:p>0.69367598891408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9231338794021">
                <text:p>0.63923133879402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1442743764172">
                <text:p>0.6214427437641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4967106184037">
                <text:p>0.62496710618403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172335600907">
                <text:p>0.641723356009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7126740503364">
                <text:p>0.6671267405033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8418997228521">
                <text:p>0.6984189972285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3859973969864">
                <text:p>0.7338599739698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2307834698505">
                <text:p>0.77230783469850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988158226253">
                <text:p>0.8129881582262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5360685941043">
                <text:p>0.85536068594104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03922353255">
                <text:p>0.899039223532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3741776546009">
                <text:p>0.9437417765460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9258547370934">
                <text:p>0.98925854737093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3543083900227">
                <text:p>1.03543083900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213681542156">
                <text:p>1.082136815421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928168512584">
                <text:p>1.1292816851258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679080453858">
                <text:p>1.1767908045385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2460474930713">
                <text:p>1.224604749307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7267573696145">
                <text:p>1.272675736961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2096499349247">
                <text:p>1.3209649934924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9440789576">
                <text:p>1.36944078957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807695867463">
                <text:p>1.4180769586746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685176646957">
                <text:p>1.4668517664695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1574703955656">
                <text:p>1.515747039556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6474748761801">
                <text:p>1.5647474876180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1384017148526">
                <text:p>1.6138401714852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6301408227815">
                <text:p>1.6630140822781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225980588314">
                <text:p>1.7122598058831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156925355176">
                <text:p>1.7615692535517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09354441365">
                <text:p>1.810935444136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035232695464">
                <text:p>1.86035232695464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0981463684273">
                <text:p>1.9098146368427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931777488554">
                <text:p>1.95931777488554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0885770975057">
                <text:p>2.008857709750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843089565789">
                <text:p>2.0584308956578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0803420385539">
                <text:p>2.1080342038553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5766486511677">
                <text:p>2.1576648651167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732042128146">
                <text:p>2.207320421281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5699868424736">
                <text:p>2.2569986842473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0669770113464">
                <text:p>2.3066977011346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5641572458167">
                <text:p>2.3564157245816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40615118732678">
                <text:p>2.4061511873267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5590268038355">
                <text:p>2.4559026803835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0566893424036">
                <text:p>2.505668934240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5544880261473">
                <text:p>2.5554488026147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0524124837312">
                <text:p>2.6052412483731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550453312926">
                <text:p>2.655045331292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04860197394">
                <text:p>2.70486019739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5468506962013">
                <text:p>2.75468506962013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0451923966866">
                <text:p>2.8045192396686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436206081899">
                <text:p>2.8543620608189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0421294161739">
                <text:p>2.9042129416173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5407134030477">
                <text:p>2.9540713403047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393675988914">
                <text:p>3.00393675988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538087437788">
                <text:p>3.053808743778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036868719045">
                <text:p>3.103686871904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5357075726906">
                <text:p>3.1535707572690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0346004287132">
                <text:p>3.2034600428713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533543989588">
                <text:p>3.253354398958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0325352056954">
                <text:p>3.3032535205695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5315712532878">
                <text:p>3.35315712532878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0306495147078">
                <text:p>3.4030649514707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5297675605984">
                <text:p>3.4529767560598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0289231338794">
                <text:p>3.5028923133879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5281141352924">
                <text:p>3.5528114135292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0273386103413">
                <text:p>3.602733861034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5265947374759">
                <text:p>3.6526594737475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0258808173866">
                <text:p>3.7025880817386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5251952632905">
                <text:p>3.752519526329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0245365921068">
                <text:p>3.802453659210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5239034164293">
                <text:p>3.8523903416429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0232944372139">
                <text:p>3.9023294437213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5227084371109">
                <text:p>3.9522708437110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0221442743764">
                <text:p>4.0022144274376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9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76cm" svg:height="11.29cm" xlink:href=".." xlink:type="simple" chart:class="chart:scatter" chart:column-mapping="1 0" chart:style-name="ch1">
        <chart:legend svg:x="7.805cm" svg:y="0.893cm" style:legend-expansion="custom" chartooo:width="2.642cm" chartooo:height="0.598cm" style:legend-expansion-aspect-ratio="4.4180602006689" chart:style-name="ch2"/>
        <chart:plot-area chart:style-name="ch3" table:cell-range-address="Triangulo.C4:Triangulo.C43 Triangulo.A4:Triangulo.A43" svg:x="0.369cm" svg:y="0.225cm" svg:width="17.738cm" svg:height="10.84cm">
          <chartooo:coordinate-region svg:x="1.281cm" svg:y="0.424cm" svg:width="16.401cm" svg:height="9.9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iangulo.A4:Triangulo.A43" chart:class="chart:scatter">
            <chart:domain table:cell-range-address="Triangulo.C4:Triangulo.C43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6274688211827">
                <text:p>39.6274688211827</text:p>
                <draw:g>
                  <svg:desc>Triangulo.C4:Triangulo.C43</svg:desc>
                </draw:g>
              </table:table-cell>
              <table:table-cell office:value-type="float" office:value="0.3">
                <text:p>0.3</text:p>
                <draw:g>
                  <svg:desc>Triangulo.A4:Triangulo.A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779881683685">
                <text:p>21.577988168368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434569317023">
                <text:p>12.84345693170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1838890294967">
                <text:p>8.2183889029496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9683995922528">
                <text:p>5.596839959225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3121027199322">
                <text:p>4.0312102719932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5796680132392">
                <text:p>3.057966801323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454534477969">
                <text:p>2.4345453447796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674926052303">
                <text:p>2.0267492605230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5678320182228">
                <text:p>1.7567832018222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77160582314">
                <text:p>1.57771605823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6024651994412">
                <text:p>1.4602465199441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552430643435">
                <text:p>1.385524306434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109889881334">
                <text:p>1.3410988988133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855249745158">
                <text:p>1.31855249745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207468649626">
                <text:p>1.31207468649626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1757564199958">
                <text:p>1.3175756419995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213342430971">
                <text:p>1.3321334243097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5362292508275">
                <text:p>1.353622925082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047910295617">
                <text:p>1.3804791029561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1153408404873">
                <text:p>1.4115340840487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590603583888">
                <text:p>1.4459060358388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8292182878269">
                <text:p>1.4829218287826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2206244702212">
                <text:p>1.5220624470221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292395011389">
                <text:p>1.5629239501138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0518921561313">
                <text:p>1.6051892156131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4860725363946">
                <text:p>1.6486072536394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297790459251">
                <text:p>1.6929779045925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3814040749651">
                <text:p>1.7381404074965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8396478106939">
                <text:p>1.7839647810693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3034526915215">
                <text:p>1.830345269152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7719531544635">
                <text:p>1.8771953154463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444368117583">
                <text:p>1.9244436811758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7203142400963">
                <text:p>1.9720314240096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990953109072">
                <text:p>2.01990953109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680370525293">
                <text:p>2.0680370525293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1637962050028">
                <text:p>2.1163796205002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6490826742833">
                <text:p>2.164908267428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1359847762497">
                <text:p>2.2135984776249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6242942224472">
                <text:p>2.26242942224472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